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ImDest / ImScr</text:p>
      <text:p text:style-name="Standard"/>
      <text:p text:style-name="Standard"><text:span text:style-name="T1">Visu_ElImDest</text:span> : interface pour visualiser une image </text:p>
      <text:p text:style-name="Standard"/>
      <text:p text:style-name="Standard"><text:s text:c="7"/>methode fondamentale : </text:p>
      <text:p text:style-name="Standard"/>
      <text:p text:style-name="Standard"><text:s text:c="7"/>void write_image(INT x0src,Pt2di p0dest,INT nb,INT ** data) </text:p>
      <text:p text:style-name="Standard"><text:s text:c="7"/>gere la dynamique puis appelle write_image_brute avec les valeurs modifiees</text:p>
      <text:p text:style-name="Standard"/>
      <text:p text:style-name="Standard"/>
      <text:p text:style-name="Standard"/>
      <text:p text:style-name="P1">Memory_ElImDest&lt;Type&gt;</text:p>
      <text:p text:style-name="Standard"><text:s/>Spécialisation de Visu_ElImDest, écrit en RAM ( <text:s/>dans <text:s text:c="2"/>Images())</text:p>
      <text:p text:style-name="Standard"/>
      <text:p text:style-name="Standard"><text:span text:style-name="T1">Visu_ElImScr :</text:span> </text:p>
      <text:p text:style-name="Standard"/>
      <text:p text:style-name="Standard">Spécialisation virtuelle de <text:span text:style-name="T1">Visu_ElImDest </text:span><text:span text:style-name="T2">pour un scroller, ajoute des méthodes virtuelles pour charger un rectangle ?</text:span></text:p>
      <text:p text:style-name="Standard"/>
      <text:p text:style-name="P4"/>
      <text:p text:style-name="P1">VideoWin_Visu_ElImScr</text:p>
      <text:p text:style-name="Standard"/>
      <text:p text:style-name="Standard">Spécialisation concrète de <text:span text:style-name="T1">Visu_ElImScr : </text:span><text:span text:style-name="T2">pour écrire dans une Video_Win</text:span></text:p>
      <text:p text:style-name="Standard"/>
      <text:p text:style-name="Standard"/>
      <text:p text:style-name="Standard"><text:span text:style-name="T2">A part les BiScroller, le reste du code peut utiliser l'interface </text:span><text:span text:style-name="T1">Visu_ElImScr </text:span><text:span text:style-name="T2">ce qui permet de porter sur un environnement sans X11 (Qt??).</text:span></text:p>
      <text:p text:style-name="Standard"/>
      <text:p text:style-name="P4"/>
      <text:p text:style-name="Standard"/>
      <text:p text:style-name="Standard"/>
      <text:p text:style-name="P6">Grab_Untill_Realeased</text:p>
      <text:p text:style-name="Standard"/>
      <text:p text:style-name="Standard">Call back pour suivre la souris : </text:p>
      <text:p text:style-name="Standard"/>
      <text:p text:style-name="Standard"><text:s text:c="13"/>virtual void <text:s/>GUR_query_pointer(Clik,bool) =0;</text:p>
      <text:p text:style-name="Standard"><text:s text:c="13"/>virtual void <text:s/>GUR_button_released(Clik);</text:p>
      <text:p text:style-name="Standard"/>
      <text:p text:style-name="Standard"/>
      <text:p text:style-name="Standard">Accesible via :</text:p>
      <text:p text:style-name="Standard"/>
      <text:p text:style-name="Standard">void Video_Win::grab(Grab_Untill_Realeased &amp; gur)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/><text:span text:style-name="T3">ElPyramScroller <text:s/>- ElImScroller</text:span> </text:p>
      <text:p text:style-name="P1"/>
      <text:p text:style-name="Standard">ddd</text:p>
      <text:p text:style-name="Standard"/>
      <text:p text:style-name="Standard">========================================================================== </text:p>
      <text:p text:style-name="Standard">Parametre de memoire max , defaut par ex 1000 Go , </text:p>
      <text:p text:style-name="Standard"/>
      <text:p text:style-name="Standard"/>
      <text:p text:style-name="Standard">Saugarde de Resultat <text:s text:c="2"/>toto.tif -&gt; Tmp-MMDir/XXX-toto.tif.xml </text:p>
      <text:p text:style-name="Standard"/>
      <text:p text:style-name="Standard">Si taille fichier &gt; memoire-max =&gt; creation fichier reduit </text:p>
      <text:p text:style-name="Standard"/>
      <text:p text:style-name="Standard">========================================================================== </text:p>
      <text:p text:style-name="Standard"/>
      <text:p text:style-name="Standard">compr_im.h </text:p>
      <text:p text:style-name="Standard">Voir ElPyramScroller </text:p>
      <text:p text:style-name="Standard"/>
      <text:p text:style-name="Standard">~ <text:s text:c="161"/></text:p>
      <text:p text:style-name="Standard">~ <text:s text:c="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2:42:43.008347047</meta:creation-date>
    <dc:date>2015-11-20T10:42:24</dc:date>
    <meta:editing-duration>PT24M54S</meta:editing-duration>
    <meta:editing-cycles>4</meta:editing-cycles>
    <meta:generator>LibreOffice/3.5$Linux_X86_64 LibreOffice_project/350m1$Build-2</meta:generator>
    <dc:creator>Marc Pierrot-Deseilligny</dc:creator>
    <meta:document-statistic meta:table-count="0" meta:image-count="0" meta:object-count="0" meta:page-count="3" meta:paragraph-count="29" meta:word-count="151" meta:character-count="1511" meta:non-whitespace-character-count="1129"/>
  </office:meta>
</office:document-meta>
</file>